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289cm" style:rel-column-width="4970*"/>
    </style:style>
    <style:style style:name="Tabela1.B" style:family="table-column">
      <style:table-column-properties style:column-width="3.209cm" style:rel-column-width="12368*"/>
    </style:style>
    <style:style style:name="Tabela1.C" style:family="table-column">
      <style:table-column-properties style:column-width="1.092cm" style:rel-column-width="4208*"/>
    </style:style>
    <style:style style:name="Tabela1.D" style:family="table-column">
      <style:table-column-properties style:column-width="7.408cm" style:rel-column-width="28558*"/>
    </style:style>
    <style:style style:name="Tabela1.E" style:family="table-column">
      <style:table-column-properties style:column-width="1.388cm" style:rel-column-width="5351*"/>
    </style:style>
    <style:style style:name="Tabela1.F" style:family="table-column">
      <style:table-column-properties style:column-width="2.614cm" style:rel-column-width="10080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bd1d9" officeooo:paragraph-rsid="000bd1d9"/>
    </style:style>
    <style:style style:name="P2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d9f6b"/>
    </style:style>
    <style:style style:name="P3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1af34"/>
    </style:style>
    <style:style style:name="P4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29282"/>
    </style:style>
    <style:style style:name="P5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4983c"/>
    </style:style>
    <style:style style:name="P6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5d170"/>
    </style:style>
    <style:style style:name="P7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29282" officeooo:paragraph-rsid="00129282"/>
    </style:style>
    <style:style style:name="P8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313a" officeooo:paragraph-rsid="0017313a"/>
    </style:style>
    <style:style style:name="P9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8a3ad" officeooo:paragraph-rsid="0018a3ad"/>
    </style:style>
    <style:style style:name="P10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paragraph-rsid="0014983c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8a3ad" officeooo:paragraph-rsid="0018a3ad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5d170" officeooo:paragraph-rsid="0018a3ad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222222" style:font-name="Liberation Mono" fo:font-size="12pt" fo:letter-spacing="normal" fo:language="pt" fo:country="PT" fo:font-style="normal" fo:font-weight="normal" officeooo:rsid="0015d170" officeooo:paragraph-rsid="0014983c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222222" style:font-name="Liberation Mono" fo:font-size="12pt" fo:letter-spacing="normal" fo:language="pt" fo:country="PT" fo:font-style="normal" fo:font-weight="normal" officeooo:rsid="0018a3ad" officeooo:paragraph-rsid="0018a3ad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paragraph-rsid="000a75f3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paragraph-rsid="0014983c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paragraph-rsid="0017313a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0aa2ff" officeooo:paragraph-rsid="000aa2ff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0a75f3" officeooo:paragraph-rsid="000a75f3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0b0115" officeooo:paragraph-rsid="000b0115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0bd1d9" officeooo:paragraph-rsid="000bd1d9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0e0f5f" officeooo:paragraph-rsid="000e0f5f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20cd1" officeooo:paragraph-rsid="00120cd1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29282" officeooo:paragraph-rsid="00129282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4983c" officeooo:paragraph-rsid="0014983c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9d18e" officeooo:paragraph-rsid="0009d18e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a75f3" officeooo:paragraph-rsid="000a75f3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a75f3" officeooo:paragraph-rsid="000aa2ff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b0115" officeooo:paragraph-rsid="000b0115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bd1d9" officeooo:paragraph-rsid="000bd1d9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d9f6b" officeooo:paragraph-rsid="000e0f5f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e0f5f" officeooo:paragraph-rsid="000e0f5f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0bd80" officeooo:paragraph-rsid="0010bd80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1481c" officeooo:paragraph-rsid="0011481c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20cd1" officeooo:paragraph-rsid="00120cd1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1af34" officeooo:paragraph-rsid="0011af34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29282" officeooo:paragraph-rsid="0011af34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29282" officeooo:paragraph-rsid="00129282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2d944" officeooo:paragraph-rsid="0012d944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4983c" officeooo:paragraph-rsid="0014983c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5d170" officeooo:paragraph-rsid="0015d170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7313a" officeooo:paragraph-rsid="0017313a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Mono" fo:font-size="12pt" officeooo:paragraph-rsid="0009d18e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Mono" fo:font-size="12pt" officeooo:rsid="0009d18e" officeooo:paragraph-rsid="0009d18e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officeooo:paragraph-rsid="0009d18e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officeooo:paragraph-rsid="000a75f3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officeooo:rsid="000b0115" officeooo:paragraph-rsid="000b0115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officeooo:rsid="000bd1d9" officeooo:paragraph-rsid="000bd1d9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paragraph-rsid="0009d18e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rsid="0009d18e" officeooo:paragraph-rsid="0009d18e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rsid="000a75f3" officeooo:paragraph-rsid="000a75f3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rsid="000bd1d9" officeooo:paragraph-rsid="000bd1d9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rsid="000d9f6b" officeooo:paragraph-rsid="000bd1d9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rsid="0011481c" officeooo:paragraph-rsid="0011481c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2pt" officeooo:paragraph-rsid="0009d18e" style:font-size-asian="12pt" style:font-size-complex="12pt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2pt" fo:language="pt" fo:country="PT" officeooo:rsid="0011481c" officeooo:paragraph-rsid="0011481c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Liberation Mono" fo:font-size="12pt" officeooo:rsid="000f7349" officeooo:paragraph-rsid="000f7349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Liberation Mono" fo:font-size="12pt" officeooo:rsid="000e0f5f" officeooo:paragraph-rsid="000e0f5f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Liberation Mono" fo:font-size="12pt" officeooo:rsid="000e211c" officeooo:paragraph-rsid="000e211c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Liberation Mono" fo:font-size="12pt" officeooo:rsid="0010bd80" officeooo:paragraph-rsid="0010bd80" style:font-size-asian="12pt" style:font-size-complex="12pt"/>
    </style:style>
    <style:style style:name="T1" style:family="text">
      <style:text-properties officeooo:rsid="0008a846"/>
    </style:style>
    <style:style style:name="T2" style:family="text">
      <style:text-properties officeooo:rsid="0009d18e"/>
    </style:style>
    <style:style style:name="T3" style:family="text">
      <style:text-properties fo:font-variant="normal" fo:text-transform="none" fo:color="#222222" fo:letter-spacing="normal" fo:language="pt" fo:country="PT" fo:font-style="normal" fo:font-weight="normal"/>
    </style:style>
    <style:style style:name="T4" style:family="text">
      <style:text-properties fo:font-variant="normal" fo:text-transform="none" fo:color="#222222" fo:letter-spacing="normal" fo:language="pt" fo:country="PT" fo:font-style="normal" fo:font-weight="normal" officeooo:rsid="0015d170"/>
    </style:style>
    <style:style style:name="T5" style:family="text">
      <style:text-properties fo:font-variant="normal" fo:text-transform="none" fo:color="#222222" fo:letter-spacing="normal" fo:language="pt" fo:country="PT" fo:font-style="normal" fo:font-weight="normal" officeooo:rsid="0017313a" style:font-name-asian="Noto Sans Mono CJK SC" style:font-name-complex="Liberation Mono"/>
    </style:style>
    <style:style style:name="T6" style:family="text">
      <style:text-properties fo:font-variant="normal" fo:text-transform="none" fo:color="#222222" fo:letter-spacing="normal" fo:language="pt" fo:country="PT" fo:font-style="normal" fo:font-weight="normal" officeooo:rsid="0017313a"/>
    </style:style>
    <style:style style:name="T7" style:family="text">
      <style:text-properties fo:font-variant="normal" fo:text-transform="none" fo:color="#222222" fo:letter-spacing="normal" fo:language="pt" fo:country="PT" fo:font-style="italic" fo:font-weight="normal" officeooo:rsid="0017313a" style:font-style-asian="italic" style:font-style-complex="italic"/>
    </style:style>
    <style:style style:name="T8" style:family="text">
      <style:text-properties fo:font-variant="normal" fo:text-transform="none" fo:color="#0077aa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0077aa" style:font-name="Liberation Mono" fo:font-size="12pt" fo:letter-spacing="normal" fo:language="pt" fo:country="PT" fo:font-style="normal" fo:font-weight="normal" officeooo:rsid="000d9f6b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0077aa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0077aa" style:font-name="Liberation Mono" fo:font-size="12pt" fo:letter-spacing="normal" fo:language="pt" fo:country="PT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0077aa" style:font-name="Liberation Mono" fo:font-size="12pt" fo:letter-spacing="normal" fo:language="pt" fo:country="PT" fo:font-style="normal" fo:font-weight="normal" officeooo:rsid="0012d944" fo:background-color="transparent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fo:color="#0077aa" style:font-name="Liberation Mono" fo:font-size="12pt" fo:letter-spacing="normal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0077aa" style:font-name="Liberation Mono" fo:font-size="12pt" fo:letter-spacing="normal" fo:font-style="normal" fo:font-weight="normal" officeooo:rsid="0012928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15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0d9f6b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2d944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2928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22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2d944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23" style:family="text">
      <style:text-properties fo:font-variant="normal" fo:text-transform="none" fo:color="#333333" style:font-name="Liberation Mono" fo:font-size="12pt" fo:letter-spacing="normal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333333" style:font-name="Liberation Mono" fo:font-size="12pt" fo:letter-spacing="normal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333333" style:font-name="Liberation 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333333" style:font-name="Liberation Mono" fo:font-size="12pt" fo:letter-spacing="normal" fo:font-style="normal" fo:font-weight="normal" officeooo:rsid="0012928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27" style:family="text">
      <style:text-properties fo:font-variant="normal" fo:text-transform="none" fo:color="#9a6e3a" style:font-name="Liberation Mono" fo:font-size="12pt" fo:letter-spacing="normal" fo:language="pt" fo:country="PT" fo:font-style="normal" fo:font-weight="normal" officeooo:rsid="000d9f6b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9a6e3a" style:font-name="Liberation Mono" fo:font-size="12pt" fo:letter-spacing="normal" fo:language="pt" fo:country="PT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9a6e3a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9a6e3a" style:font-name="Liberation Mono" fo:font-size="12pt" fo:letter-spacing="normal" fo:language="pt" fo:country="PT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9a6e3a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9a6e3a" style:font-name="Liberation Mono" fo:font-size="12pt" fo:letter-spacing="normal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9a6e3a" style:font-name="Liberation 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officeooo:rsid="000d9f6b" fo:background-color="transparent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39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officeooo:rsid="0012928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40" style:family="text">
      <style:text-properties fo:font-variant="normal" fo:text-transform="none" fo:color="#669900" style:font-name="Liberation Mono" fo:font-size="12pt" fo:letter-spacing="normal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fo:color="#669900" style:font-name="Liberation Mono" fo:font-size="12pt" fo:letter-spacing="normal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669900" style:font-name="Liberation 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0d9f6b" fo:background-color="transparent" loext:char-shading-value="0" style:font-size-asian="12pt" style:font-size-complex="12pt" loext:padding="0cm" loext:border="none"/>
    </style:style>
    <style:style style:name="T44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45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12d944" fo:background-color="transparent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0d9f6b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50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12928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51" style:family="text">
      <style:text-properties fo:font-variant="normal" fo:text-transform="none" fo:color="#999999" style:font-name="Liberation Mono" fo:font-size="12pt" fo:letter-spacing="normal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52" style:family="text">
      <style:text-properties fo:font-variant="normal" fo:text-transform="none" fo:color="#999999" style:font-name="Liberation 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3" style:family="text">
      <style:text-properties fo:font-variant="normal" fo:text-transform="none" fo:color="#990055" style:font-name="Liberation Mono" fo:font-size="12pt" fo:letter-spacing="normal" fo:language="pt" fo:country="PT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54" style:family="text">
      <style:text-properties fo:font-variant="normal" fo:text-transform="none" fo:color="#990055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55" style:family="text">
      <style:text-properties fo:font-variant="normal" fo:text-transform="none" fo:color="#990055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56" style:family="text">
      <style:text-properties fo:font-variant="normal" fo:text-transform="none" fo:color="#990055" style:font-name="Liberation 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7" style:family="text">
      <style:text-properties fo:font-variant="normal" fo:text-transform="none" fo:color="#dd4a68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58" style:family="text">
      <style:text-properties style:font-name="Liberation Mono" fo:font-size="12pt" fo:language="pt" fo:country="PT" style:font-size-asian="12pt" style:font-size-complex="12pt"/>
    </style:style>
    <style:style style:name="T59" style:family="text">
      <style:text-properties fo:language="pt" fo:country="PT"/>
    </style:style>
    <style:style style:name="T60" style:family="text">
      <style:text-properties fo:language="pt" fo:country="PT" officeooo:rsid="000d9f6b"/>
    </style:style>
    <style:style style:name="T61" style:family="text">
      <style:text-properties fo:language="pt" fo:country="PT" officeooo:rsid="0015d170"/>
    </style:style>
    <style:style style:name="T62" style:family="text">
      <style:text-properties fo:language="pt" fo:country="PT" officeooo:rsid="0009d18e"/>
    </style:style>
    <style:style style:name="T63" style:family="text">
      <style:text-properties fo:language="pt" fo:country="PT" fo:font-style="italic" style:font-style-asian="italic" style:font-style-complex="italic"/>
    </style:style>
    <style:style style:name="T64" style:family="text">
      <style:text-properties fo:language="pt" fo:country="PT" fo:font-style="italic" officeooo:rsid="0009d18e" style:font-style-asian="italic" style:font-style-complex="italic"/>
    </style:style>
    <style:style style:name="T65" style:family="text">
      <style:text-properties fo:language="pt" fo:country="PT" fo:font-style="italic" officeooo:rsid="000a75f3" style:font-style-asian="italic" style:font-style-complex="italic"/>
    </style:style>
    <style:style style:name="T66" style:family="text">
      <style:text-properties fo:language="pt" fo:country="PT" officeooo:rsid="000a75f3"/>
    </style:style>
    <style:style style:name="T67" style:family="text">
      <style:text-properties fo:language="pt" fo:country="PT" officeooo:rsid="000b0115"/>
    </style:style>
    <style:style style:name="T68" style:family="text">
      <style:text-properties fo:language="pt" fo:country="PT" officeooo:rsid="000aa2ff"/>
    </style:style>
    <style:style style:name="T69" style:family="text">
      <style:text-properties fo:language="pt" fo:country="PT" officeooo:rsid="000bd1d9"/>
    </style:style>
    <style:style style:name="T70" style:family="text">
      <style:text-properties fo:language="pt" fo:country="PT" officeooo:rsid="0011481c"/>
    </style:style>
    <style:style style:name="T71" style:family="text">
      <style:text-properties fo:language="pt" fo:country="PT" officeooo:rsid="0012d944"/>
    </style:style>
    <style:style style:name="T72" style:family="text">
      <style:text-properties fo:language="pt" fo:country="PT" officeooo:rsid="0014983c"/>
    </style:style>
    <style:style style:name="T73" style:family="text">
      <style:text-properties fo:language="pt" fo:country="PT" officeooo:rsid="0018a3ad"/>
    </style:style>
    <style:style style:name="T74" style:family="text">
      <style:text-properties fo:language="pt" fo:country="PT" officeooo:rsid="0017313a"/>
    </style:style>
    <style:style style:name="T75" style:family="text">
      <style:text-properties fo:language="pt" fo:country="PT" officeooo:rsid="001c71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Manipulando texto: Strings em JavaScript</text:p>
      <text:p text:style-name="P43"/>
      <text:p text:style-name="P55"><text:span text:style-name="T1">As palavras são muito importantes, na programação, mais especificamente no desenvolvimento front-end com o html, o texto é <text:s/></text:span><text:span text:style-name="T2">a essência de uma página web.</text:span> <text:bookmark text:name="tw-target-text"/><text:span text:style-name="T59">o CSS nos permite estilizá-lo com precisão, e o JavaScript contém vários recursos para manipular seqüências de caracteres, criar mensagens de boas-vindas e solicitações personalizadas, mostrar os rótulos de texto corretos quando necessário, classificar os termos na ordem desejada, e muito mais.</text:span></text:p>
      <text:p text:style-name="P49"/>
      <text:p text:style-name="P26">Strings</text:p>
      <text:p text:style-name="P50"/>
      <text:p text:style-name="P45"><text:span text:style-name="T62">Numa tradução literal </text:span><text:span text:style-name="T64">string</text:span><text:span text:style-name="T62"> quer dizer “corda, cadeia, fio…”, em programação string quer dizer cadeia de caracteres, e isto inclui simbolos não numéricos. Contudo, uma string pode conter números, mas eles não valores númericos.</text:span></text:p>
      <text:p text:style-name="P46"><text:span text:style-name="T66">Para declararmos uma variável do tipo </text:span><text:span text:style-name="T65">string</text:span><text:span text:style-name="T66"> devemos necessariamente envolver nosso dado com aspas, simples (‘’) ou duplas (“”) </text:span><text:span text:style-name="T67">(é uma boa prática escolher usar apenas uma, ou simples ou dupla)</text:span><text:span text:style-name="T66">, do contrário retornará um erro. Caso o dado seja um caracter numérico (apenas) ele vai ser interpretado como um tipo </text:span><text:span text:style-name="T65">Number</text:span><text:span text:style-name="T66">.</text:span></text:p>
      <text:p text:style-name="P51"/>
      <text:p text:style-name="P27">let apresentacao = Eu sou João e tenho 20 anos; // referenceError not defined</text:p>
      <text:p text:style-name="P27">let apresentacao = ‘Eu sou João e tenho 20 anos; // syntaxError</text:p>
      <text:p text:style-name="P28">let apresentacao = ‘Eu sou João e tenho 20 anos’;</text:p>
      <text:p text:style-name="P28">typeof(apresentacao); // string</text:p>
      <text:p text:style-name="P15"><text:span text:style-name="T66">let </text:span><text:span text:style-name="T68">idade</text:span><text:span text:style-name="T66"> = </text:span><text:span text:style-name="T68">20;</text:span></text:p>
      <text:p text:style-name="P18"><text:span text:style-name="T59">typeof(</text:span><text:span text:style-name="T68">n</text:span><text:span text:style-name="T59">umber);// number</text:span></text:p>
      <text:p text:style-name="P19"><text:span text:style-name="T59">let </text:span><text:span text:style-name="T68">idade = ‘20’; //</text:span></text:p>
      <text:p text:style-name="P18"><text:span text:style-name="T68">t</text:span><text:span text:style-name="T59">ypeof(idade); // string</text:span></text:p>
      <text:p text:style-name="P27"/>
      <text:p text:style-name="P20"><text:span text:style-name="T66">l</text:span><text:span text:style-name="T59">et </text:span><text:span text:style-name="T66">m</text:span><text:span text:style-name="T59">sgGameOver = ‘Fim da linha para “VOCÊ”!’;</text:span></text:p>
      <text:p text:style-name="P20"><text:span text:style-name="T66">m</text:span><text:span text:style-name="T59">sgGameOver; // Fim da linha para “VOCÊ”!’</text:span></text:p>
      <text:p text:style-name="P29">typeof(msgGameOver); // string</text:p>
      <text:p text:style-name="P29"/>
      <text:p text:style-name="P47"><text:span text:style-name="T66">N</text:span><text:span text:style-name="T59">este útilmo caso usamos no dado tanto aspas simples quanto duplas, isto porque as aspas duplas foram usada para destacar o texto, isto é possível. Da mesma forma se tivessemos uma string: let msg = “I’m alive!”; também é possível. No entanto, não é possível inserir mais de uma vez o mesmo caracter, seja simples ou dupla, pois o JS entenderá que a segunda não foi fechada corretamente e retorná erro.</text:span></text:p>
      <text:p text:style-name="P29"/>
      <text:p text:style-name="P20"><text:span text:style-name="T69">l</text:span><text:span text:style-name="T59">et msg = ‘</text:span><text:span text:style-name="T69">I</text:span><text:span text:style-name="T59">’</text:span><text:span text:style-name="T69">m alive!</text:span><text:span text:style-name="T59">’; // </text:span><text:span text:style-name="T69">syntaxeError</text:span></text:p>
      <text:p text:style-name="P30">let msg = “I’m alive!”;</text:p>
      <text:p text:style-name="P30">msg; // I’m alive!</text:p>
      <text:p text:style-name="P30"/>
      <text:p text:style-name="P21"><text:span text:style-name="T66">E</text:span><text:span text:style-name="T59">scaping characters</text:span></text:p>
      <text:p text:style-name="P52"/>
      <text:p text:style-name="P48"><text:soft-page-break/><text:span text:style-name="T59">A tradução literal é estranha, mas em suma quer dizer que fazemos algo para que os caracteres sejam reconhecidos como texto, para isto usamos a barra invertida (\). </text:span><text:span text:style-name="T60">No exemplo anterior, pudemos observar que não era possível atribuir o valor ‘I’m alive!’ para a variável msg, pois o JS entenderia que estava faltando mais uma aspa simples para fechar a string. Para contornar esse problema usamos a \:</text:span></text:p>
      <text:p text:style-name="P53"/>
      <text:p text:style-name="P1"><text:span text:style-name="Source_20_Text"><text:span text:style-name="T9">&gt; let</text:span></text:span><text:span text:style-name="Source_20_Text"><text:span text:style-name="T15"> bigmouth </text:span></text:span><text:span text:style-name="Source_20_Text"><text:span text:style-name="T27">=</text:span></text:span><text:span text:style-name="Source_20_Text"><text:span text:style-name="T15"> </text:span></text:span><text:span text:style-name="Source_20_Text"><text:span text:style-name="T34">'I\'ve got no right to take my place...'</text:span></text:span><text:span text:style-name="Source_20_Text"><text:span text:style-name="T43">;</text:span></text:span></text:p>
      <text:p text:style-name="P2"><text:span text:style-name="Source_20_Text"><text:span text:style-name="T43">← big</text:span></text:span><text:span text:style-name="Source_20_Text"><text:span text:style-name="T49">m</text:span></text:span><text:span text:style-name="Source_20_Text"><text:span text:style-name="T43">outh = "I've got no right to take my place..."</text:span></text:span></text:p>
      <text:p text:style-name="P31"/>
      <text:p text:style-name="P22"><text:span text:style-name="T60">P</text:span><text:span text:style-name="T59">odemos “escapar outros caracteres, como o (\”) também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57">Simb</text:p>
          </table:table-cell>
          <table:table-cell table:style-name="Tabela1.A1" office:value-type="string">
            <text:p text:style-name="P57">Nome</text:p>
          </table:table-cell>
          <table:table-cell table:style-name="Tabela1.A1" office:value-type="string">
            <text:p text:style-name="P57">Simb</text:p>
          </table:table-cell>
          <table:table-cell table:style-name="Tabela1.A1" office:value-type="string">
            <text:p text:style-name="P57">Nome</text:p>
          </table:table-cell>
          <table:table-cell table:style-name="Tabela1.A1" office:value-type="string">
            <text:p text:style-name="P57">Simb</text:p>
          </table:table-cell>
          <table:table-cell table:style-name="Tabela1.A1" office:value-type="string">
            <text:p text:style-name="P57">Nome</text:p>
          </table:table-cell>
        </table:table-row>
        <table:table-row>
          <table:table-cell table:style-name="Tabela1.A1" office:value-type="string">
            <text:p text:style-name="P58">\’</text:p>
          </table:table-cell>
          <table:table-cell table:style-name="Tabela1.A1" office:value-type="string">
            <text:p text:style-name="P58">Aspas simples</text:p>
          </table:table-cell>
          <table:table-cell table:style-name="Tabela1.A1" office:value-type="string">
            <text:p text:style-name="P59">\n</text:p>
          </table:table-cell>
          <table:table-cell table:style-name="Tabela1.A1" office:value-type="string">
            <text:p text:style-name="P59">Nova linha</text:p>
          </table:table-cell>
          <table:table-cell table:style-name="Tabela1.A1" office:value-type="string">
            <text:p text:style-name="P57">\t</text:p>
          </table:table-cell>
          <table:table-cell table:style-name="Tabela1.A1" office:value-type="string">
            <text:p text:style-name="P57">tab</text:p>
          </table:table-cell>
        </table:table-row>
        <table:table-row>
          <table:table-cell table:style-name="Tabela1.A1" office:value-type="string">
            <text:p text:style-name="P58">\”</text:p>
          </table:table-cell>
          <table:table-cell table:style-name="Tabela1.A1" office:value-type="string">
            <text:p text:style-name="P58">Aspas duplas</text:p>
          </table:table-cell>
          <table:table-cell table:style-name="Tabela1.A1" office:value-type="string">
            <text:p text:style-name="P57">\r</text:p>
          </table:table-cell>
          <table:table-cell table:style-name="Tabela1.A1" office:value-type="string">
            <text:p text:style-name="P57">Retornar para o inicio da próxima linha</text:p>
          </table:table-cell>
          <table:table-cell table:style-name="Tabela1.A1" office:value-type="string">
            <text:p text:style-name="P57">\b</text:p>
          </table:table-cell>
          <table:table-cell table:style-name="Tabela1.A1" office:value-type="string">
            <text:p text:style-name="P57">Espaço</text:p>
          </table:table-cell>
        </table:table-row>
        <table:table-row>
          <table:table-cell table:style-name="Tabela1.A1" office:value-type="string">
            <text:p text:style-name="P58">\\</text:p>
          </table:table-cell>
          <table:table-cell table:style-name="Tabela1.A1" office:value-type="string">
            <text:p text:style-name="P59">Barra invertida</text:p>
          </table:table-cell>
          <table:table-cell table:style-name="Tabela1.A1" office:value-type="string">
            <text:p text:style-name="P57">\v</text:p>
          </table:table-cell>
          <table:table-cell table:style-name="Tabela1.A1" office:value-type="string">
            <text:p text:style-name="P57">Tab vertical</text:p>
          </table:table-cell>
          <table:table-cell table:style-name="Tabela1.A1" office:value-type="string">
            <text:p text:style-name="P57">\f</text:p>
          </table:table-cell>
          <table:table-cell table:style-name="Tabela1.A1" office:value-type="string">
            <text:p text:style-name="P60">Quebra de pag</text:p>
          </table:table-cell>
        </table:table-row>
      </table:table>
      <text:p text:style-name="P32"/>
      <text:p text:style-name="P33">Strings literais longas</text:p>
      <text:p text:style-name="P33"/>
      <text:p text:style-name="P33">Eventualmente nosso código pode conter strings muito longas, nestas situações podemos querer quebra-las especificamente em várias linhas, mas sem afetar o conteúdo da string. Podemos fazer isto de duas formas:</text:p>
      <text:p text:style-name="P33"/>
      <text:p text:style-name="P33">usando operador de concatenação de stings +;</text:p>
      <text:p text:style-name="P33"/>
      <text:p text:style-name="P33">let minhaHistoria = ‘Era uma vez...’ + ‘Um jovem rapaz que queria programar’ + ‘Ele nunca desistiu do seu sonho’ +…;</text:p>
      <text:p text:style-name="P33"/>
      <text:p text:style-name="P33">ou separando por \ barra invertida:</text:p>
      <text:p text:style-name="P33"/>
      <text:p text:style-name="P33">let minhaHistoria = ‘Era uma vez… \ Um jovem rapaz que queria programar. \ Ele nunca desistiu do seu sonho...’;</text:p>
      <text:p text:style-name="P33"/>
      <text:p text:style-name="P34"/>
      <text:p text:style-name="P34">Concatenando Strings</text:p>
      <text:p text:style-name="P34"/>
      <text:p text:style-name="P56">No exemplo anterior assim como quando falamos sobre operadores, inserimos o conceito de concatenação, que é um a união de duas strings usando o operador de adição +.</text:p>
      <text:p text:style-name="P54"/>
      <text:p text:style-name="P34">let nome = ‘João’;</text:p>
      <text:p text:style-name="P34">let sobrenome = ‘Silva’;</text:p>
      <text:p text:style-name="P34">let nomeCompleto = nome + ‘ ‘ + sobrenome;</text:p>
      <text:p text:style-name="P34">nomCompleto; // João Silva</text:p>
      <text:p text:style-name="P34"/>
      <text:p text:style-name="P34">Nota: É considerada uma boa prática usar variável + ‘espaço’ + variável no lugar de inserir espaços em branco dentro no início ou final de strings, pois deixa o código mais nítido.</text:p>
      <text:p text:style-name="P34"/>
      <text:p text:style-name="P23"><text:soft-page-break/><text:span text:style-name="T70">A</text:span><text:span text:style-name="T59">nteriormente vimos que não é possível realizar operações entre valores numéricos e strings, porém ao tentarmos fazer ele não retorná erro, mas um valor diferente do que naturalmente esperaríamos caso fossem valores numéricos.</text:span></text:p>
      <text:p text:style-name="P35"/>
      <text:p text:style-name="P3"><text:span text:style-name="Source_20_Text"><text:span text:style-name="T35">'</text:span></text:span><text:span text:style-name="Source_20_Text"><text:span text:style-name="T39">Rua</text:span></text:span><text:span text:style-name="Source_20_Text"><text:span text:style-name="T35"> '</text:span></text:span><text:span text:style-name="Source_20_Text"><text:span text:style-name="T16"> </text:span></text:span><text:span text:style-name="Source_20_Text"><text:span text:style-name="T28">+</text:span></text:span><text:span text:style-name="Source_20_Text"><text:span text:style-name="T16"> </text:span></text:span><text:span text:style-name="Source_20_Text"><text:span text:style-name="T53">242</text:span></text:span><text:span text:style-name="Source_20_Text"><text:span text:style-name="T44">; // </text:span></text:span><text:span text:style-name="Source_20_Text"><text:span text:style-name="T50">Rua</text:span></text:span><text:span text:style-name="Source_20_Text"><text:span text:style-name="T45"> 242</text:span></text:span></text:p>
      <text:p text:style-name="P36"/>
      <text:p text:style-name="P3"><text:span text:style-name="Source_20_Text"><text:span text:style-name="T13">let</text:span></text:span><text:span text:style-name="Source_20_Text"><text:span text:style-name="T23"> </text:span></text:span><text:span text:style-name="Source_20_Text"><text:span text:style-name="T26">anoAniversario</text:span></text:span><text:span text:style-name="Source_20_Text"><text:span text:style-name="T23"> </text:span></text:span><text:span text:style-name="Source_20_Text"><text:span text:style-name="T32">=</text:span></text:span><text:span text:style-name="Source_20_Text"><text:span text:style-name="T23"> </text:span></text:span><text:span text:style-name="Source_20_Text"><text:span text:style-name="T40">'19'</text:span></text:span><text:span text:style-name="Source_20_Text"><text:span text:style-name="T23"> </text:span></text:span><text:span text:style-name="Source_20_Text"><text:span text:style-name="T32">+</text:span></text:span><text:span text:style-name="Source_20_Text"><text:span text:style-name="T23"> </text:span></text:span><text:span text:style-name="Source_20_Text"><text:span text:style-name="T40">'</text:span></text:span><text:span text:style-name="Source_20_Text"><text:span text:style-name="T41">99</text:span></text:span><text:span text:style-name="Source_20_Text"><text:span text:style-name="T40">'</text:span></text:span><text:span text:style-name="Source_20_Text"><text:span text:style-name="T51">;</text:span></text:span></text:p>
      <text:p text:style-name="P3"><text:span text:style-name="Source_20_Text">t</text:span><text:span text:style-name="Source_20_Text"><text:span text:style-name="T14">ypeof</text:span></text:span><text:span text:style-name="Source_20_Text"><text:span text:style-name="T23"> </text:span></text:span><text:span text:style-name="Source_20_Text"><text:span text:style-name="T24">(</text:span></text:span><text:span text:style-name="Source_20_Text"><text:span text:style-name="T26">anoAniversario); string</text:span></text:span></text:p>
      <text:p text:style-name="P37"/>
      <text:p text:style-name="P24"><text:span text:style-name="T59">Podemos, contudo converter um valor string de uma variável para Number, e o contrário também é possível. Para converter uma string para númerico usamos o objeto </text:span><text:span text:style-name="T63">Number</text:span><text:span text:style-name="T59"> e para converter do tipo numérico para string usamos o método </text:span><text:span text:style-name="T63">toString()</text:span><text:span text:style-name="T59">.</text:span></text:p>
      <text:p text:style-name="P38"/>
      <text:p text:style-name="P7"><text:span text:style-name="Source_20_Text"><text:span text:style-name="T10">let</text:span></text:span><text:span text:style-name="Source_20_Text"><text:span text:style-name="T17"> minhaString </text:span></text:span><text:span text:style-name="Source_20_Text"><text:span text:style-name="T29">=</text:span></text:span><text:span text:style-name="Source_20_Text"><text:span text:style-name="T17"> </text:span></text:span><text:span text:style-name="Source_20_Text"><text:span text:style-name="T36">'123'</text:span></text:span><text:span text:style-name="Source_20_Text"><text:span text:style-name="T46">;</text:span></text:span></text:p>
      <text:p text:style-name="P4"><text:span text:style-name="Source_20_Text"><text:span text:style-name="T11">let</text:span></text:span><text:span text:style-name="Source_20_Text"><text:span text:style-name="T18"> </text:span></text:span><text:span text:style-name="Source_20_Text"><text:span text:style-name="T21">meuNumero</text:span></text:span><text:span text:style-name="Source_20_Text"><text:span text:style-name="T18"> </text:span></text:span><text:span text:style-name="Source_20_Text"><text:span text:style-name="T30">=</text:span></text:span><text:span text:style-name="Source_20_Text"><text:span text:style-name="T18"> </text:span></text:span><text:span text:style-name="Source_20_Text"><text:span text:style-name="T39">Number(minhaString)</text:span></text:span><text:span text:style-name="Source_20_Text"><text:span text:style-name="T45">; // </text:span></text:span><text:span text:style-name="Source_20_Text"><text:span text:style-name="T47">123</text:span></text:span></text:p>
      <text:p text:style-name="P4"><text:span text:style-name="Source_20_Text"><text:span text:style-name="T12">typeof </text:span></text:span><text:span text:style-name="Source_20_Text"><text:span text:style-name="T19">(</text:span></text:span><text:span text:style-name="Source_20_Text"><text:span text:style-name="T18">m</text:span></text:span><text:span text:style-name="Source_20_Text"><text:span text:style-name="T19">inha</text:span></text:span><text:span text:style-name="Source_20_Text"><text:span text:style-name="T18">String</text:span></text:span><text:span text:style-name="Source_20_Text"><text:span text:style-name="T22">)</text:span></text:span><text:span text:style-name="Source_20_Text"><text:span text:style-name="T45">; // </text:span></text:span><text:span text:style-name="Source_20_Text"><text:span text:style-name="T47">number</text:span></text:span></text:p>
      <text:p text:style-name="P7"><text:span text:style-name="Source_20_Text"><text:span text:style-name="T46"/></text:span></text:p>
      <text:p text:style-name="P4"><text:span text:style-name="Source_20_Text"><text:span text:style-name="T11">let</text:span></text:span><text:span text:style-name="Source_20_Text"><text:span text:style-name="T18"> </text:span></text:span><text:span text:style-name="Source_20_Text"><text:span text:style-name="T22">meuNumero</text:span></text:span><text:span text:style-name="Source_20_Text"><text:span text:style-name="T18"> </text:span></text:span><text:span text:style-name="Source_20_Text"><text:span text:style-name="T30">=</text:span></text:span><text:span text:style-name="Source_20_Text"><text:span text:style-name="T18"> </text:span></text:span><text:span text:style-name="Source_20_Text"><text:span text:style-name="T37">123</text:span></text:span><text:span text:style-name="Source_20_Text"><text:span text:style-name="T45">;</text:span></text:span></text:p>
      <text:p text:style-name="P7"><text:span text:style-name="Source_20_Text"><text:span text:style-name="T10">let</text:span></text:span><text:span text:style-name="Source_20_Text"><text:span text:style-name="T17"> m</text:span></text:span><text:span text:style-name="Source_20_Text"><text:span text:style-name="T19">inha</text:span></text:span><text:span text:style-name="Source_20_Text"><text:span text:style-name="T17">String </text:span></text:span><text:span text:style-name="Source_20_Text"><text:span text:style-name="T29">=</text:span></text:span><text:span text:style-name="Source_20_Text"><text:span text:style-name="T17"> </text:span></text:span><text:span text:style-name="Source_20_Text"><text:span text:style-name="T19">meuNumero.toString()</text:span></text:span><text:span text:style-name="Source_20_Text"><text:span text:style-name="T46">; ‘</text:span></text:span><text:span text:style-name="Source_20_Text"><text:span text:style-name="T47">123’</text:span></text:span></text:p>
      <text:p text:style-name="P7"><text:span text:style-name="Source_20_Text"><text:span text:style-name="T12">typeof</text:span></text:span><text:span text:style-name="Source_20_Text"><text:span text:style-name="T19"> (</text:span></text:span><text:span text:style-name="Source_20_Text"><text:span text:style-name="T17">m</text:span></text:span><text:span text:style-name="Source_20_Text"><text:span text:style-name="T19">inha</text:span></text:span><text:span text:style-name="Source_20_Text"><text:span text:style-name="T17">String</text:span></text:span><text:span text:style-name="Source_20_Text"><text:span text:style-name="T19">)</text:span></text:span><text:span text:style-name="Source_20_Text"><text:span text:style-name="T46">; // </text:span></text:span><text:span text:style-name="Source_20_Text"><text:span text:style-name="T47">string</text:span></text:span></text:p>
      <text:p text:style-name="P7"><text:span text:style-name="Source_20_Text"><text:span text:style-name="T46"/></text:span></text:p>
      <text:p text:style-name="P38"/>
      <text:p text:style-name="P39">Estas construções podem ser úteis em casos onde se faz necessário o uso de valores númericos/strings, como no jogo “adivinhe o número” ou em um campo de formulário.</text:p>
      <text:p text:style-name="P39"/>
      <text:p text:style-name="P39"/>
      <text:p text:style-name="P25"><text:span text:style-name="T71">T</text:span><text:span text:style-name="T59">empletes literais</text:span></text:p>
      <text:p text:style-name="P40"/>
      <text:p text:style-name="P16"><text:span text:style-name="T72">É outra </text:span><text:span text:style-name="T61">sintaxe</text:span><text:span text:style-name="T72"> de </text:span><text:span text:style-name="T61">string mais recente</text:span><text:span text:style-name="T75"> </text:span><text:span text:style-name="T61">que é mais flexível e facil de ler. Naturalmente utilizamos aspas simples ou duplas para designarmos um dado como string, nos templates literais, usamos a crase (`).</text:span></text:p>
      <text:p text:style-name="P41"/>
      <text:p text:style-name="P41">Forma comum:</text:p>
      <text:p text:style-name="P5"><text:span text:style-name="Source_20_Text"><text:span text:style-name="T8">let</text:span></text:span><text:span text:style-name="Source_20_Text"><text:span text:style-name="T20"> song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38">'Fight the Youth'</text:span></text:span><text:span text:style-name="Source_20_Text"><text:span text:style-name="T48">;</text:span></text:span></text:p>
      <text:p text:style-name="P6"><text:span text:style-name="Source_20_Text"><text:span text:style-name="T48"/></text:span></text:p>
      <text:p text:style-name="Preformatted_20_Text"><text:span text:style-name="Source_20_Text"><text:span text:style-name="T58">Tamplate literal:</text:span></text:span></text:p>
      <text:p text:style-name="P6"><text:span text:style-name="Source_20_Text"><text:span text:style-name="T20">song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38">'Fight the Youth'</text:span></text:span><text:span text:style-name="Source_20_Text"><text:span text:style-name="T48">;</text:span></text:span></text:p>
      <text:p text:style-name="P6"><text:span text:style-name="Source_20_Text"><text:span text:style-name="T8"/></text:span></text:p>
      <text:p text:style-name="Preformatted_20_Text"><text:span text:style-name="Source_20_Text"><text:span text:style-name="T58">Forma comum:</text:span></text:span></text:p>
      <text:p text:style-name="P6"><text:span text:style-name="Source_20_Text"><text:span text:style-name="T8">let</text:span></text:span><text:span text:style-name="Source_20_Text"><text:span text:style-name="T20"> score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54">9</text:span></text:span><text:span text:style-name="Source_20_Text"><text:span text:style-name="T48">;</text:span></text:span></text:p>
      <text:p text:style-name="P5"><text:span text:style-name="Source_20_Text"><text:span text:style-name="T8">let</text:span></text:span><text:span text:style-name="Source_20_Text"><text:span text:style-name="T20"> highestScore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54">10</text:span></text:span><text:span text:style-name="Source_20_Text"><text:span text:style-name="T48">;</text:span></text:span></text:p>
      <text:p text:style-name="P5"><text:span text:style-name="Source_20_Text"><text:span text:style-name="T8">let</text:span></text:span><text:span text:style-name="Source_20_Text"><text:span text:style-name="T20"> output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38">'I like the song "'</text:span></text:span><text:span text:style-name="Source_20_Text"><text:span text:style-name="T20"> </text:span></text:span><text:span text:style-name="Source_20_Text"><text:span text:style-name="T31">+</text:span></text:span><text:span text:style-name="Source_20_Text"><text:span text:style-name="T20"> song </text:span></text:span><text:span text:style-name="Source_20_Text"><text:span text:style-name="T31">+</text:span></text:span><text:span text:style-name="Source_20_Text"><text:span text:style-name="T20"> </text:span></text:span><text:span text:style-name="Source_20_Text"><text:span text:style-name="T38">'". I gave it a score of '</text:span></text:span><text:span text:style-name="Source_20_Text"><text:span text:style-name="T20"> </text:span></text:span><text:span text:style-name="Source_20_Text"><text:span text:style-name="T31">+</text:span></text:span><text:span text:style-name="Source_20_Text"><text:span text:style-name="T20"> </text:span></text:span><text:span text:style-name="Source_20_Text"><text:span text:style-name="T48">(</text:span></text:span><text:span text:style-name="Source_20_Text"><text:span text:style-name="T20">score</text:span></text:span><text:span text:style-name="Source_20_Text"><text:span text:style-name="T31">/</text:span></text:span><text:span text:style-name="Source_20_Text"><text:span text:style-name="T20">highestScore </text:span></text:span><text:span text:style-name="Source_20_Text"><text:span text:style-name="T31">*</text:span></text:span><text:span text:style-name="Source_20_Text"><text:span text:style-name="T20"> </text:span></text:span><text:span text:style-name="Source_20_Text"><text:span text:style-name="T54">100</text:span></text:span><text:span text:style-name="Source_20_Text"><text:span text:style-name="T48">)</text:span></text:span><text:span text:style-name="Source_20_Text"><text:span text:style-name="T20"> </text:span></text:span><text:span text:style-name="Source_20_Text"><text:span text:style-name="T31">+</text:span></text:span><text:span text:style-name="Source_20_Text"><text:span text:style-name="T20"> </text:span></text:span><text:span text:style-name="Source_20_Text"><text:span text:style-name="T38">'%.'</text:span></text:span><text:span text:style-name="Source_20_Text"><text:span text:style-name="T48">;</text:span></text:span></text:p>
      <text:p text:style-name="P41"/>
      <text:p text:style-name="P41">Template literal:</text:p>
      <text:p text:style-name="P41"/>
      <text:p text:style-name="P6"><text:span text:style-name="Source_20_Text"><text:span text:style-name="T20">output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38">`I like the song "</text:span></text:span><text:span text:style-name="Source_20_Text"><text:span text:style-name="T48">${</text:span></text:span><text:span text:style-name="Source_20_Text"><text:span text:style-name="T20"> song </text:span></text:span><text:span text:style-name="Source_20_Text"><text:span text:style-name="T48">}</text:span></text:span><text:span text:style-name="Source_20_Text"><text:span text:style-name="T38">". I gave it a score of </text:span></text:span><text:span text:style-name="Source_20_Text"><text:span text:style-name="T48">${</text:span></text:span><text:span text:style-name="Source_20_Text"><text:span text:style-name="T20"> score</text:span></text:span><text:span text:style-name="Source_20_Text"><text:span text:style-name="T31">/</text:span></text:span><text:span text:style-name="Source_20_Text"><text:span text:style-name="T20">highestScore </text:span></text:span><text:span text:style-name="Source_20_Text"><text:span text:style-name="T31">*</text:span></text:span><text:span text:style-name="Source_20_Text"><text:span text:style-name="T20"> </text:span></text:span><text:span text:style-name="Source_20_Text"><text:span text:style-name="T54">100</text:span></text:span><text:span text:style-name="Source_20_Text"><text:span text:style-name="T20"> </text:span></text:span><text:span text:style-name="Source_20_Text"><text:span text:style-name="T48">}</text:span></text:span><text:span text:style-name="Source_20_Text"><text:span text:style-name="T38">%.`</text:span></text:span><text:span text:style-name="Source_20_Text"><text:span text:style-name="T48">;</text:span></text:span></text:p>
      <text:p text:style-name="P41"/>
      <text:p text:style-name="P10"><text:bookmark text:name="tw-target-text1"/><text:soft-page-break/><text:span text:style-name="T4">Não há mais necessidade de abrir e fechar várias </text:span><text:span text:style-name="T5">strings</text:span><text:span text:style-name="T4"> - o lote inteiro pode ser enrolado em um único par </text:span><text:span text:style-name="T5">aspas</text:span><text:span text:style-name="T4">. Quando você deseja incluir uma variável ou expressão dentro da </text:span><text:span text:style-name="T5">string</text:span><text:span text:style-name="T4">, inclua-a em uma construção ${}, chamada de </text:span><text:span text:style-name="T7">placeholder</text:span><text:span text:style-name="T6">, o </text:span><text:span text:style-name="T4">espaço reservado.</text:span></text:p>
      <text:p text:style-name="P13"/>
      <text:p text:style-name="P11"><text:span text:style-name="T4">P</text:span><text:span text:style-name="T3">odemos usar os escaping com tampletes literais:</text:span></text:p>
      <text:p text:style-name="P14">Forma usual:</text:p>
      <text:p text:style-name="P9"><text:span text:style-name="Source_20_Text"><text:span text:style-name="T25">output </text:span></text:span><text:span text:style-name="Source_20_Text"><text:span text:style-name="T33">=</text:span></text:span><text:span text:style-name="Source_20_Text"><text:span text:style-name="T25"> </text:span></text:span><text:span text:style-name="Source_20_Text"><text:span text:style-name="T42">'I like the song "'</text:span></text:span><text:span text:style-name="Source_20_Text"><text:span text:style-name="T25"> </text:span></text:span><text:span text:style-name="Source_20_Text"><text:span text:style-name="T33">+</text:span></text:span><text:span text:style-name="Source_20_Text"><text:span text:style-name="T25"> song </text:span></text:span><text:span text:style-name="Source_20_Text"><text:span text:style-name="T33">+</text:span></text:span><text:span text:style-name="Source_20_Text"><text:span text:style-name="T25"> </text:span></text:span><text:span text:style-name="Source_20_Text"><text:span text:style-name="T42">'".\nI gave it a score of '</text:span></text:span><text:span text:style-name="Source_20_Text"><text:span text:style-name="T25"> </text:span></text:span><text:span text:style-name="Source_20_Text"><text:span text:style-name="T33">+</text:span></text:span><text:span text:style-name="Source_20_Text"><text:span text:style-name="T25"> </text:span></text:span><text:span text:style-name="Source_20_Text"><text:span text:style-name="T52">(</text:span></text:span><text:span text:style-name="Source_20_Text"><text:span text:style-name="T25">score</text:span></text:span><text:span text:style-name="Source_20_Text"><text:span text:style-name="T33">/</text:span></text:span><text:span text:style-name="Source_20_Text"><text:span text:style-name="T25">highestScore </text:span></text:span><text:span text:style-name="Source_20_Text"><text:span text:style-name="T33">*</text:span></text:span><text:span text:style-name="Source_20_Text"><text:span text:style-name="T25"> </text:span></text:span><text:span text:style-name="Source_20_Text"><text:span text:style-name="T56">100</text:span></text:span><text:span text:style-name="Source_20_Text"><text:span text:style-name="T52">)</text:span></text:span><text:span text:style-name="Source_20_Text"><text:span text:style-name="T25"> </text:span></text:span><text:span text:style-name="Source_20_Text"><text:span text:style-name="T33">+</text:span></text:span><text:span text:style-name="Source_20_Text"><text:span text:style-name="T25"> </text:span></text:span><text:span text:style-name="Source_20_Text"><text:span text:style-name="T42">'%.'</text:span></text:span><text:span text:style-name="Source_20_Text"><text:span text:style-name="T52">;</text:span></text:span></text:p>
      <text:p text:style-name="P11"/>
      <text:p text:style-name="P11">Template literal:</text:p>
      <text:p text:style-name="P9"><text:span text:style-name="Source_20_Text"><text:span text:style-name="T25">output </text:span></text:span><text:span text:style-name="Source_20_Text"><text:span text:style-name="T33">=</text:span></text:span><text:span text:style-name="Source_20_Text"><text:span text:style-name="T25"> </text:span></text:span><text:span text:style-name="Source_20_Text"><text:span text:style-name="T42">`I like the song "</text:span></text:span><text:span text:style-name="Source_20_Text"><text:span text:style-name="T52">${</text:span></text:span><text:span text:style-name="Source_20_Text"><text:span text:style-name="T25"> song </text:span></text:span><text:span text:style-name="Source_20_Text"><text:span text:style-name="T52">}</text:span></text:span><text:span text:style-name="Source_20_Text"><text:span text:style-name="T42">".</text:span></text:span></text:p>
      <text:p text:style-name="P9"><text:span text:style-name="Source_20_Text"><text:span text:style-name="T42">I gave it a score of </text:span></text:span><text:span text:style-name="Source_20_Text"><text:span text:style-name="T52">${</text:span></text:span><text:span text:style-name="Source_20_Text"><text:span text:style-name="T25"> score</text:span></text:span><text:span text:style-name="Source_20_Text"><text:span text:style-name="T33">/</text:span></text:span><text:span text:style-name="Source_20_Text"><text:span text:style-name="T25">highestScore </text:span></text:span><text:span text:style-name="Source_20_Text"><text:span text:style-name="T33">*</text:span></text:span><text:span text:style-name="Source_20_Text"><text:span text:style-name="T25"> </text:span></text:span><text:span text:style-name="Source_20_Text"><text:span text:style-name="T56">100</text:span></text:span><text:span text:style-name="Source_20_Text"><text:span text:style-name="T25"> </text:span></text:span><text:span text:style-name="Source_20_Text"><text:span text:style-name="T52">}</text:span></text:span><text:span text:style-name="Source_20_Text"><text:span text:style-name="T42">%.`</text:span></text:span><text:span text:style-name="Source_20_Text"><text:span text:style-name="T52">;</text:span></text:span></text:p>
      <text:p text:style-name="P12"/>
      <text:p text:style-name="P17"><text:span text:style-name="T73">e</text:span><text:span text:style-name="T74"> inclusive inserir expressões complexas:</text:span></text:p>
      <text:p text:style-name="P42"/>
      <text:p text:style-name="P8"><text:span text:style-name="Source_20_Text"><text:span text:style-name="T10">let</text:span></text:span><text:span text:style-name="Source_20_Text"><text:span text:style-name="T17"> examScore </text:span></text:span><text:span text:style-name="Source_20_Text"><text:span text:style-name="T29">=</text:span></text:span><text:span text:style-name="Source_20_Text"><text:span text:style-name="T17"> </text:span></text:span><text:span text:style-name="Source_20_Text"><text:span text:style-name="T55">45</text:span></text:span><text:span text:style-name="Source_20_Text"><text:span text:style-name="T46">;</text:span></text:span></text:p>
      <text:p text:style-name="P8"><text:span text:style-name="Source_20_Text"><text:span text:style-name="T10">let</text:span></text:span><text:span text:style-name="Source_20_Text"><text:span text:style-name="T17"> examHighestScore </text:span></text:span><text:span text:style-name="Source_20_Text"><text:span text:style-name="T29">=</text:span></text:span><text:span text:style-name="Source_20_Text"><text:span text:style-name="T17"> </text:span></text:span><text:span text:style-name="Source_20_Text"><text:span text:style-name="T55">70</text:span></text:span><text:span text:style-name="Source_20_Text"><text:span text:style-name="T46">;</text:span></text:span></text:p>
      <text:p text:style-name="P8"><text:span text:style-name="Source_20_Text"><text:span text:style-name="T17">examReport </text:span></text:span><text:span text:style-name="Source_20_Text"><text:span text:style-name="T29">=</text:span></text:span><text:span text:style-name="Source_20_Text"><text:span text:style-name="T17"> </text:span></text:span><text:span text:style-name="Source_20_Text"><text:span text:style-name="T36">`You scored </text:span></text:span><text:span text:style-name="Source_20_Text"><text:span text:style-name="T46">${</text:span></text:span><text:span text:style-name="Source_20_Text"><text:span text:style-name="T17"> examScore </text:span></text:span><text:span text:style-name="Source_20_Text"><text:span text:style-name="T46">}</text:span></text:span><text:span text:style-name="Source_20_Text"><text:span text:style-name="T36">/</text:span></text:span><text:span text:style-name="Source_20_Text"><text:span text:style-name="T46">${</text:span></text:span><text:span text:style-name="Source_20_Text"><text:span text:style-name="T17"> examHighestScore </text:span></text:span><text:span text:style-name="Source_20_Text"><text:span text:style-name="T46">}</text:span></text:span><text:span text:style-name="Source_20_Text"><text:span text:style-name="T36"> (</text:span></text:span><text:span text:style-name="Source_20_Text"><text:span text:style-name="T46">${</text:span></text:span><text:span text:style-name="Source_20_Text"><text:span text:style-name="T17"> Math</text:span></text:span><text:span text:style-name="Source_20_Text"><text:span text:style-name="T46">.</text:span></text:span><text:span text:style-name="Source_20_Text"><text:span text:style-name="T57">round</text:span></text:span><text:span text:style-name="Source_20_Text"><text:span text:style-name="T46">((</text:span></text:span><text:span text:style-name="Source_20_Text"><text:span text:style-name="T17">examScore</text:span></text:span><text:span text:style-name="Source_20_Text"><text:span text:style-name="T29">/</text:span></text:span><text:span text:style-name="Source_20_Text"><text:span text:style-name="T17">examHighestScore</text:span></text:span><text:span text:style-name="Source_20_Text"><text:span text:style-name="T29">*</text:span></text:span><text:span text:style-name="Source_20_Text"><text:span text:style-name="T55">100</text:span></text:span><text:span text:style-name="Source_20_Text"><text:span text:style-name="T46">))</text:span></text:span><text:span text:style-name="Source_20_Text"><text:span text:style-name="T17"> </text:span></text:span><text:span text:style-name="Source_20_Text"><text:span text:style-name="T46">}</text:span></text:span><text:span text:style-name="Source_20_Text"><text:span text:style-name="T36">%). </text:span></text:span><text:span text:style-name="Source_20_Text"><text:span text:style-name="T46">${</text:span></text:span><text:span text:style-name="Source_20_Text"><text:span text:style-name="T17"> examScore </text:span></text:span><text:span text:style-name="Source_20_Text"><text:span text:style-name="T29">&gt;=</text:span></text:span><text:span text:style-name="Source_20_Text"><text:span text:style-name="T17"> </text:span></text:span><text:span text:style-name="Source_20_Text"><text:span text:style-name="T55">49</text:span></text:span><text:span text:style-name="Source_20_Text"><text:span text:style-name="T17"> </text:span></text:span><text:span text:style-name="Source_20_Text"><text:span text:style-name="T29">?</text:span></text:span><text:span text:style-name="Source_20_Text"><text:span text:style-name="T17"> </text:span></text:span><text:span text:style-name="Source_20_Text"><text:span text:style-name="T36">'Well done, you passed!'</text:span></text:span><text:span text:style-name="Source_20_Text"><text:span text:style-name="T17"> </text:span></text:span><text:span text:style-name="Source_20_Text"><text:span text:style-name="T46">:</text:span></text:span><text:span text:style-name="Source_20_Text"><text:span text:style-name="T17"> </text:span></text:span><text:span text:style-name="Source_20_Text"><text:span text:style-name="T36">'Bad luck, you didn\'t pass this time.'</text:span></text:span><text:span text:style-name="Source_20_Text"><text:span text:style-name="T17"> </text:span></text:span><text:span text:style-name="Source_20_Text"><text:span text:style-name="T46">}</text:span></text:span><text:span text:style-name="Source_20_Text"><text:span text:style-name="T36">`</text:span></text:span><text:span text:style-name="Source_20_Text"><text:span text:style-name="T46">;</text:span></text:span></text:p>
      <text:p text:style-name="P8"><text:span text:style-name="Source_20_Text"><text:span text:style-name="T46"/></text:span></text:p>
      <text:p text:style-name="P42">1. os dois primeiros placeholders inserem o valor da string;</text:p>
      <text:p text:style-name="P42">2. o terceiro calcula o percentual e arredonda para o inteiro mais pŕoximo;</text:p>
      <text:p text:style-name="P42">3. o quarto inclui o case comparação ternário que checa se foi aprovado ou não exibindo a mensagem.</text:p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09:05:08.656537678</meta:creation-date>
    <dc:date>2020-08-12T10:48:43.591247330</dc:date>
    <meta:editing-duration>PT11M25S</meta:editing-duration>
    <meta:editing-cycles>3</meta:editing-cycles>
    <meta:generator>LibreOffice/6.4.4.2$Linux_X86_64 LibreOffice_project/40$Build-2</meta:generator>
    <meta:document-statistic meta:table-count="1" meta:image-count="0" meta:object-count="0" meta:page-count="4" meta:paragraph-count="100" meta:word-count="1057" meta:character-count="6248" meta:non-whitespace-character-count="5290"/>
  </office:meta>
</office:document-meta>
</file>